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officeooo:paragraph-rsid="0020746d" style:font-size-asian="11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0" style:family="paragraph" style:parent-style-name="Standard">
      <style:text-properties style:font-name="Arial Narrow" fo:font-size="11pt" style:font-size-asian="11pt"/>
    </style:style>
    <style:style style:name="P11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officeooo:paragraph-rsid="0020746d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officeooo:paragraph-rsid="0020746d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Arial Narrow" fo:font-size="9pt" style:font-size-asian="9pt" style:font-size-complex="9pt"/>
    </style:style>
    <style:style style:name="P18" style:family="paragraph" style:parent-style-name="Standard">
      <style:text-properties style:font-name="Arial Narrow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0pt" style:font-size-asian="10pt" style:font-size-complex="10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3" style:family="paragraph" style:parent-style-name="Standard">
      <style:text-properties style:font-name="Arial Narrow" fo:font-size="5pt" style:font-size-asian="5pt"/>
    </style:style>
    <style:style style:name="P24" style:family="paragraph" style:parent-style-name="Standard">
      <style:text-properties fo:color="#ff0000" style:font-name="Arial Narrow" fo:font-size="11pt" officeooo:paragraph-rsid="0020746d" style:font-size-asian="11pt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color="#333333" style:font-name="Arial Narrow" fo:font-size="11pt" officeooo:rsid="0006f590" officeooo:paragraph-rsid="0020746d" style:font-size-asian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333333" style:font-name="Arial Narrow" fo:font-size="11pt" officeooo:rsid="0006f590" officeooo:paragraph-rsid="0020746d" style:font-size-asian="11pt"/>
    </style:style>
    <style:style style:name="P28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9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30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31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32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33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34" style:family="paragraph" style:parent-style-name="Footer">
      <style:text-properties fo:font-size="1pt"/>
    </style:style>
    <style:style style:name="P35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6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9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40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41" style:family="paragraph" style:parent-style-name="Text_20_body_20_indent">
      <style:paragraph-properties fo:margin-left="0cm" fo:margin-right="0cm" fo:text-indent="0cm" style:auto-text-indent="false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7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8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51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52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53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54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55" style:family="paragraph" style:parent-style-name="Standard">
      <style:paragraph-properties fo:break-before="page"/>
      <style:text-properties style:font-name="Arial Narrow" fo:font-size="10pt" style:font-size-asian="10pt" style:font-size-complex="10pt"/>
    </style:style>
    <style:style style:name="P56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57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58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9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Heading_20_1">
      <style:text-properties style:font-name="Arial Narrow" fo:font-size="2pt" style:font-size-asian="2pt"/>
    </style:style>
    <style:style style:name="P61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62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officeooo:rsid="00209a1e" officeooo:paragraph-rsid="00209a1e"/>
    </style:style>
    <style:style style:name="P63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4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204b8a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204b8a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style:font-name-complex="Arial"/>
    </style:style>
    <style:style style:name="T15" style:family="text">
      <style:text-properties style:font-name="Arial Narrow" officeooo:rsid="0020746d"/>
    </style:style>
    <style:style style:name="T16" style:family="text">
      <style:text-properties fo:color="#00b0f0" style:font-name="Arial Narrow"/>
    </style:style>
    <style:style style:name="T17" style:family="text">
      <style:text-properties fo:color="#00b0f0" style:font-name="Arial Narrow" fo:font-weight="bold" style:font-weight-asian="bold" style:font-weight-complex="bold"/>
    </style:style>
    <style:style style:name="T18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19" style:family="text">
      <style:text-properties fo:color="#00b0f0" style:font-name="Arial Narrow" fo:font-size="12pt" style:font-size-asian="12pt"/>
    </style:style>
    <style:style style:name="T20" style:family="text">
      <style:text-properties fo:color="#00b0f0" style:font-name="Arial Narrow" style:font-name-complex="Arial"/>
    </style:style>
    <style:style style:name="T21" style:family="text">
      <style:text-properties fo:text-transform="uppercase" style:font-name="Arial Narrow" fo:font-size="12pt" style:font-size-asian="12pt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style:text-underline-style="solid" style:text-underline-width="auto" style:text-underline-color="font-color" fo:font-weight="bold" officeooo:rsid="0020746d" style:font-weight-asian="bold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4">Convênio nº </text:span><text:span text:style-name="T17">___</text:span><text:span text:style-name="T4">/20</text:span><text:span text:style-name="T17">___</text:span></text:p>
      <text:p text:style-name="P62"/>
      <text:p text:style-name="P47"><text:span text:style-name="T3">CONVÊNIO QUE ENTRE SI CELEBRAM A UNIVERSIDADE ESTADUAL DO NORTE FLUMINENSE DARCY RIBEIRO – UENF E A </text:span><text:span text:style-name="T5">[RAZAO_SOCIAL] – [NOME].</text:span></text:p>
      <text:p text:style-name="P48"/>
      <text:p text:style-name="P48"/>
      <text:p text:style-name="P41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0">sua Pró-Reitora de Graduação, </text:span><text:span text:style-name="T12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1">, doravante denominada</text:span><text:span text:style-name="T10"> simplesmente </text:span><text:span text:style-name="T6">UENF e </text:span><text:span text:style-name="T9">[RAZAO_SOCIAL]</text:span><text:span text:style-name="T10">, inscrita no CNPJ sob o nº [CNPJ], situada na [RUA], nº. [NUMERO], [BAIRRO], [CIDADE]/[ESTADO], CEP [CEP], neste ato representada por seu [FUNCAO_REPRESENTANTE], [NOME_REPRESENTANTE] portador da CI nº [RG_REPRESENTANTE], emitido por [FUNCAO_REPRESENTANTE] e CPF nº [CPF_REPRESENTANTE], doravante denominado simplesmente </text:span><text:span text:style-name="T9">[NOME]</text:span><text:span text:style-name="T10">,têm entre si, justo e avençado e firmam por força do presente instrumento, o Termo de Convênio em questão, conforme consta no Processo Administrativo </text:span><text:span text:style-name="T18">_____</text:span><text:span text:style-name="T19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50"/>
      <text:p text:style-name="P44">CLÁUSULA PRIMEIRA: DO OBJETO</text:p>
      <text:p text:style-name="P45"/>
      <text:p text:style-name="P41"><text:span text:style-name="T10">O Presente convênio tem como objetivo regular as relações entre as partes ora conveniadas, no que tange a concessão de estágio para alunos regularmente matriculados nos cursos oferecidos pela </text:span><text:span text:style-name="T6">[NOME]</text:span><text:span text:style-name="T10">.</text:span></text:p>
      <text:p text:style-name="P42"/>
      <text:p text:style-name="P41"><text:span text:style-name="T10">I – Considera-se estágio curricular, atividades de aprendizagem social, profissional e cultural, proporcionada ao estudante pela participação em situações reais de vida e trabalho em seu meio, sendo realizada na </text:span><text:soft-page-break/><text:span text:style-name="T10">comunidade em geral ou junto a pessoas jurídicas de direito público ou privado, sob a responsabilidade da </text:span><text:span text:style-name="T6">[NOME]</text:span><text:span text:style-name="T10">.</text:span></text:p>
      <text:p text:style-name="P42"/>
      <text:p text:style-name="P41"><text:span text:style-name="T10">II – O Estágio curricular, como procedimento didático-pedagógico, é atividade de competência da </text:span><text:span text:style-name="T6">[NOME]</text:span><text:span text:style-name="T10"> a quem cabe a decisão sobre a matéria.</text:span></text:p>
      <text:p text:style-name="P42"/>
      <text:p text:style-name="P41"><text:span text:style-name="T10">III – A participação da </text:span><text:span text:style-name="T8">UENF</text:span><text:span text:style-name="T10"> dar-se-á no âmbito de oferecimento de oportunidades de estágio e outras formas de ajuda, colaborando no processo educacional.</text:span></text:p>
      <text:p text:style-name="P44"/>
      <text:p text:style-name="P44"/>
      <text:p text:style-name="P44"/>
      <text:p text:style-name="P41"><text:span text:style-name="T6">CLÁUSULA SEGUNDA</text:span><text:span text:style-name="T10">: </text:span><text:span text:style-name="T8">DA </text:span><text:span text:style-name="T6">COMPETÊNCIA DA [NOME]</text:span></text:p>
      <text:p text:style-name="P46"/>
      <text:p text:style-name="P41"><text:span text:style-name="T10">I – Selecionar, dentre seus alunos, que atenda as condições e requisitos e nas quantidades previamente determinada, e efetivar o encaminhamento à </text:span><text:span text:style-name="T8">UENF</text:span><text:span text:style-name="T10">.</text:span></text:p>
      <text:p text:style-name="P42"/>
      <text:p text:style-name="P43">II – Determinar a carga horária, duração e jornada de estágio curricular, que não poderá ser inferior a um semestre letivo.</text:p>
      <text:p text:style-name="P42"/>
      <text:p text:style-name="P41"><text:span text:style-name="T10">III – Estabelecer os parâmetros próprios para as áreas de interesse da </text:span><text:span text:style-name="T6">[NOME]</text:span><text:span text:style-name="T10">.</text:span></text:p>
      <text:p text:style-name="P42"/>
      <text:p text:style-name="P43">IV – Organizar, orientar, supervisionar e avaliar o estágio curricular.</text:p>
      <text:p text:style-name="P43"/>
      <text:p text:style-name="P44">CLÁUSULA TERCEIRA: DA COMPETÊNCIA DA UENF</text:p>
      <text:p text:style-name="P46"/>
      <text:p text:style-name="P43">I – Informar as áreas de atuação nas quais serão aceitos os estagiários e suas respectivas quantidades, conforme as condições e requisitos a serem estabelecidos.</text:p>
      <text:p text:style-name="P42"/>
      <text:p text:style-name="P41"><text:span text:style-name="T10">II – Receber e triar os alunos, previamente selecionados e encaminhados pela </text:span><text:span text:style-name="T6">[NOME]</text:span><text:span text:style-name="T10">, mediante processo interno, de acordo com as necessidades administrativa-operacionais da </text:span><text:span text:style-name="T8">UENF</text:span><text:span text:style-name="T10">, para usufruírem as oportunidades de estágio;</text:span></text:p>
      <text:p text:style-name="P42"/>
      <text:p text:style-name="P41"><text:span text:style-name="T10">III – Firmar com os alunos escolhidos, Termos de Compromisso devidamente assinado pelas partes, com a interveniência da </text:span><text:span text:style-name="T6">[NOME]</text:span><text:span text:style-name="T10">.</text:span></text:p>
      <text:p text:style-name="P42"/>
      <text:p text:style-name="P41"><text:span text:style-name="T10">IV – Encaminhar a </text:span><text:span text:style-name="T6">[NOME]</text:span><text:span text:style-name="T10"> cópia do Termo de Compromisso devidamente assinado pelas partes com a interveniência da </text:span><text:span text:style-name="T6">[NOME]</text:span><text:span text:style-name="T10">;</text:span></text:p>
      <text:p text:style-name="P42"/>
      <text:p text:style-name="P43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2"/>
      <text:p text:style-name="P43">VI – Expedir certificado de estágio, findo o prazo pactuado no Termo de Compromisso, quando assim requerido pelo aluno.</text:p>
      <text:p text:style-name="P43"/>
      <text:p text:style-name="P44">CLÁUSULA QUARTA: DO SEGURO CONTRA ACIDENTES PESSOAIS</text:p>
      <text:p text:style-name="P46"/>
      <text:p text:style-name="P41"><text:span text:style-name="T10"><text:s/>A </text:span><text:span text:style-name="T8">UENF</text:span><text:span text:style-name="T10"> providenciará apólice do seguro contra acidentes pessoais em nome de seus estagiários, durante a vigência dos Termos de Compromissos, caso a </text:span><text:span text:style-name="T6">[NOME] </text:span><text:span text:style-name="T13">não providencie.</text:span></text:p>
      <text:p text:style-name="P43"/>
      <text:p text:style-name="P44">CLÁUSULA QUINTA: DA RELAÇÃO DAS PARTES</text:p>
      <text:p text:style-name="P45"/>
      <text:p text:style-name="P41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3"><text:s/></text:p>
      <text:p text:style-name="P43"/>
      <text:p text:style-name="P43"/>
      <text:p text:style-name="P44">CLÁUSULA SEXTA: DOS TERMOS DE COMPROMISSO</text:p>
      <text:p text:style-name="P45"/>
      <text:p text:style-name="P41"><text:span text:style-name="T10">A </text:span><text:span text:style-name="T6">UENF</text:span><text:span text:style-name="T10"> celebrará com o estagiário </text:span><text:span text:style-name="T21">Termo</text:span><text:span text:style-name="T10"> </text:span><text:span text:style-name="T21">de CompromissO,</text:span><text:span text:style-name="T10"> no qual estarão estabelecidas as condições específicas do estágio, mediante a interveniência da </text:span><text:span text:style-name="T6">[NOME]</text:span><text:span text:style-name="T10">, e contendo, entre outras as seguintes disposições:</text:span></text:p>
      <text:p text:style-name="P43"/>
      <text:p text:style-name="P43">I – Remuneração do estagiário (se houver), e o programa de trabalho a conta do qual correrão tais despesas;</text:p>
      <text:p text:style-name="P43">II – Vigência do estágio;</text:p>
      <text:p text:style-name="P43">III – Obrigação das partes;</text:p>
      <text:p text:style-name="P43">IV – Carga horária e período de estágio;</text:p>
      <text:p text:style-name="P43">V – Rescisão.</text:p>
      <text:p text:style-name="P43"/>
      <text:p text:style-name="P44">CLÁUSULA SÉTIMA: DA VIGÊNCIA DO CONVÊNIO</text:p>
      <text:p text:style-name="P45"/>
      <text:p text:style-name="P43">O presente Convênio vigerá por 05 (cinco) anos a partir de sua assinatura.</text:p>
      <text:p text:style-name="P44"/>
      <text:p text:style-name="P44">CLÁUSULA OITAVA: DA RESCISÃO DO CONVÊNIO</text:p>
      <text:p text:style-name="P45"/>
      <text:p text:style-name="P43"><text:soft-page-break/>Rescindir-se-á o presente Convênio, independentemente de qualquer aviso ou notificação judicial ou extrajudicial, quando se verificar uma das seguintes hipóteses:</text:p>
      <text:p text:style-name="P43"/>
      <text:p text:style-name="P43">I – Em qualquer caso de desrespeito aos termos previstos neste Convênio e em seus Termos Aditivos, que por ventura venham a sucede-lo e complementá-lo;</text:p>
      <text:p text:style-name="P42"/>
      <text:p text:style-name="P43">II – Por prévio e expresso acordo firmado entre as partes com no mínimo 90 (noventa) dias de antecedência;</text:p>
      <text:p text:style-name="P42"/>
      <text:p text:style-name="P43">III – Findo o prazo estabelecido na Cláusula Sétima, e não tendo sido proposta e firmada a sua renovação;</text:p>
      <text:p text:style-name="P42"/>
      <text:p text:style-name="P43">IV – Por dissolução, suspensão, impedimento, concordata e /ou falência de uma das partes.</text:p>
      <text:p text:style-name="P43"/>
      <text:p text:style-name="P44">CLÁUSULA NONA: <text:s/>DOS RESPONSÁVEIS</text:p>
      <text:p text:style-name="P45"/>
      <text:p text:style-name="P41"><text:span text:style-name="T10">A </text:span><text:span text:style-name="T8">UENF</text:span><text:span text:style-name="T10"> praticará todos os atos que se tornem necessários à efetiva execução da presente disposição, através da PRÓ-REITORIA DE GRADUAÇÃO e a </text:span><text:span text:style-name="T6">[NOME]</text:span><text:span text:style-name="T10"> através de seu representante regularmente indicado para este fim.</text:span></text:p>
      <text:p text:style-name="P46"/>
      <text:p text:style-name="P41"><text:span text:style-name="T6">Parágrafo Único</text:span><text:span text:style-name="T10"> - A </text:span><text:span text:style-name="T8">UENF</text:span><text:span text:style-name="T10"> designará um supervisor de estágio, profissional da área do estagiário.</text:span></text:p>
      <text:p text:style-name="P43"/>
      <text:p text:style-name="P43"/>
      <text:p text:style-name="P43"/>
      <text:p text:style-name="P44"/>
      <text:p text:style-name="P44">CLÁUSULA DÉCIMA: DA PUBLICAÇÃO</text:p>
      <text:p text:style-name="P45"/>
      <text:p text:style-name="P41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5"/>
      <text:p text:style-name="P41"><text:span text:style-name="T6">Parágrafo Único </text:span><text:span text:style-name="T13">- </text:span><text:span text:style-name="T10">A </text:span><text:span text:style-name="T8">UENF</text:span><text:span text:style-name="T10"> providenciará, até o 5º(quinto) dia útil seguinte ao da referida publicação, a remessa de 01(uma) cópia do presente instrumento ao Tribunal de Contas do Estado do Rio de Janeiro.</text:span></text:p>
      <text:p text:style-name="P44"/>
      <text:p text:style-name="P44">CLÁUSULA DÉCIMA PRIMEIRA: DO FORO</text:p>
      <text:p text:style-name="P46"/>
      <text:p text:style-name="P43">Para dirimir quaisquer questões decorrentes deste Convênio que não possam ser resolvidas através de mútuos entendimentos de medição <text:soft-page-break/>administrativa, elegem os convenentes o foro da Comarca de Campos dos Goytacazes/RJ.</text:p>
      <text:p text:style-name="P43"/>
      <text:p text:style-name="P43"/>
      <text:p text:style-name="P43">E, por estarem avençados e juntos, firmam os convenentes o presente Instrumento em 03(três) vias de igual forma, teor e valia, na presença das testemunhas abaixo elencadas.</text:p>
      <text:p text:style-name="P43"/>
      <text:p text:style-name="P43"/>
      <text:p text:style-name="P43"/>
      <text:p text:style-name="P51"><text:span text:style-name="T2">Campos dos Goytacazes, </text:span><text:span text:style-name="T16">______</text:span><text:span text:style-name="T2">de </text:span><text:span text:style-name="T16">____________</text:span><text:span text:style-name="T2">de </text:span><text:span text:style-name="T16">________</text:span><text:span text:style-name="T2">.</text:span></text:p>
      <text:p text:style-name="P52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[RAZAO_SOCIAL]</text:p>
            <text:p text:style-name="P24"/>
            <text:p text:style-name="P24"/>
            <text:p text:style-name="P24"/>
            <text:p text:style-name="P13">...............................................................</text:p>
            <text:p text:style-name="P15">[NOME_REPRESENTANTE]</text:p>
            <text:p text:style-name="P26">[FUNCAO_REPRESENTANTE]</text:p>
          </table:table-cell>
        </table:table-row>
        <table:table-row table:style-name="Tabela1.1">
          <table:table-cell table:style-name="Tabela1.A1" office:value-type="string">
            <text:p text:style-name="P12"/>
            <text:p text:style-name="P11"/>
            <text:p text:style-name="P11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9">Testemunhas: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2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54">1- .............................................................</text:p>
            <text:p text:style-name="P53">Nome: Roosevelt Rosa Maia Vieira</text:p>
            <text:p text:style-name="P10">CPF: 790.672.207-87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2- ............................................................</text:p>
            <text:p text:style-name="P10">Nome: </text:p>
            <text:p text:style-name="P10">CPF:</text:p>
          </table:table-cell>
        </table:table-row>
      </table:table>
      <text:h text:style-name="P60" text:outline-level="1"/>
      <text:h text:style-name="P56" text:outline-level="6"/>
      <text:h text:style-name="P58" text:outline-level="6">PLANO DE TRABALHO</text:h>
      <text:p text:style-name="P16"/>
      <text:h text:style-name="P57" text:outline-level="6"><text:span text:style-name="T22">CONVÊNIO UENF X </text:span><text:span text:style-name="T23">[RAZAO_SOCIAL]</text:span></text:h>
      <text:p text:style-name="P17"/>
      <text:p text:style-name="P19"/>
      <text:p text:style-name="P21">OBJETO A SER EXECUTADO</text:p>
      <text:p text:style-name="P4"><text:span text:style-name="T2">Convênio a ser celebrado entre a </text:span><text:span text:style-name="T15">[RAZAO_SOCIAL]</text:span><text:span text:style-name="T2"> e a Universidade Estadual do Norte Fluminense Darcy Ribeiro – UENF, para abertura de campo de estágio obrigatório e não-obrigatório, o qual será realizado por alunos matriculados nos cursos oferecidos pela </text:span><text:span text:style-name="T15">[NOME]</text:span><text:span text:style-name="T2">, e que estejam freqüentando.</text:span></text:p>
      <text:p text:style-name="P19"/>
      <text:p text:style-name="P21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9"/>
      <text:p text:style-name="P21">ETAPAS OU FASES DE EXECUÇÃO</text:p>
      <text:p text:style-name="Corpo_20_de_20_texto_20_2"><text:span text:style-name="T2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</text:span><text:span text:style-name="T15">[NOME].</text:span></text:p>
      <text:p text:style-name="P22"/>
      <text:h text:style-name="P59" text:outline-level="7">PLANO DE APLICAÇÃO DOS RECURSOS FINANCEIROS</text:h>
      <text:p text:style-name="P5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5"/>
      <text:p text:style-name="P21">PREVISÃO DO PRAZO DE EXECUÇÃO</text:p>
      <text:p text:style-name="Corpo_20_de_20_texto_20_2"><text:span text:style-name="T2">O estágio terá duração acordada com a </text:span><text:span text:style-name="T4">UENF</text:span><text:span text:style-name="T2">, devendo o estagiário cumprir as horas semanais distribuídas pelos dias da semana, dentro do horário combinado com a </text:span><text:span text:style-name="T4">UENF </text:span><text:span text:style-name="T2">e sem prejuízo das atividades discentes, nas condições estabelecidas pelo Termo de Compromisso.</text:span></text:p>
      <text:p text:style-name="P18"/>
      <text:p text:style-name="P55"/>
      <text:p text:style-name="P25"><text:span text:style-name="T14">Campos dos Goytacazes, </text:span><text:span text:style-name="T20">____</text:span><text:span text:style-name="T14"> de </text:span><text:span text:style-name="T20">________________</text:span><text:span text:style-name="T14"> de </text:span><text:span text:style-name="T20">_________</text:span><text:span text:style-name="T14">.</text:span>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8">[RAZAO_SOCIAL]</text:p>
            <text:p text:style-name="P24"/>
            <text:p text:style-name="P24"/>
            <text:p text:style-name="P24"/>
            <text:p text:style-name="P13">...............................................................</text:p>
            <text:p text:style-name="P15">[NOME_REPRESENTANTE]</text:p>
            <text:p text:style-name="P27">[FUNCAO_REPRESENTANTE]</text:p>
          </table:table-cell>
        </table:table-row>
      </table:table>
      <text:p text:style-name="P23"/>
      <text:p text:style-name="P23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4cm" draw:visible-area-height="6.406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2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8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4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0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37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38:00</meta:creation-date>
    <dc:creator>Rafael Carvalho</dc:creator>
    <dc:date>2011-03-01T10:43:21</dc:date>
    <meta:print-date>2008-06-06T13:56:00</meta:print-date>
    <meta:editing-cycles>7</meta:editing-cycles>
    <meta:editing-duration>PT01H50M35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51" meta:character-count="9373"/>
    <meta:user-defined meta:name="Informações 1"/>
    <meta:user-defined meta:name="Informações 2"/>
    <meta:user-defined meta:name="Informações 3"/>
    <meta:user-defined meta:name="Informações 4"/>
  </office:meta>
</office:document-meta>
</file>